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Для</text:p>
          </table:table-cell>
          <table:table-cell office:value-type="string" calcext:value-type="string">
            <text:p>служебного</text:p>
          </table:table-cell>
          <table:table-cell office:value-type="string" calcext:value-type="string">
            <text:p>пользовани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 С П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ДСП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 Бородин</meta:initial-creator>
    <meta:creation-date>2020-11-20T12:56:10.598638555</meta:creation-date>
    <dc:date>2020-11-20T12:58:19.691142449</dc:date>
    <dc:creator>Евгений  Бородин</dc:creator>
    <meta:editing-duration>PT2M10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